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5cm"/>
    </style:style>
    <style:style style:name="co2" style:family="table-column">
      <style:table-column-properties fo:break-before="auto" style:column-width="6.75cm"/>
    </style:style>
    <style:style style:name="co3" style:family="table-column">
      <style:table-column-properties fo:break-before="auto" style:column-width="3.067cm"/>
    </style:style>
    <style:style style:name="co4" style:family="table-column">
      <style:table-column-properties fo:break-before="auto" style:column-width="2.769cm"/>
    </style:style>
    <style:style style:name="co5" style:family="table-column">
      <style:table-column-properties fo:break-before="auto" style:column-width="2.244cm"/>
    </style:style>
    <style:style style:name="co6" style:family="table-column">
      <style:table-column-properties fo:break-before="auto" style:column-width="1.774cm"/>
    </style:style>
    <style:style style:name="co7" style:family="table-column">
      <style:table-column-properties fo:break-before="auto" style:column-width="1.304cm"/>
    </style:style>
    <style:style style:name="co8" style:family="table-column">
      <style:table-column-properties fo:break-before="auto" style:column-width="0.972cm"/>
    </style:style>
    <style:style style:name="co9" style:family="table-column">
      <style:table-column-properties fo:break-before="auto" style:column-width="0.69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Value</text:p>
          </table:table-cell>
          <table:table-cell table:number-columns-repeated="4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Alsace, <text:s/>Champagne-Ardenne et Lorraine</text:p>
          </table:table-cell>
          <table:table-cell office:value-type="string" calcext:value-type="string">
            <text:p>precipitation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SU</text:p>
          </table:table-cell>
          <table:table-cell office:value-type="string" calcext:value-type="string">
            <text:p>Obs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Alsace, <text:s/>Champagne-Ardenne et Lorraine</text:p>
          </table:table-cell>
          <table:table-cell office:value-type="string" calcext:value-type="string">
            <text:p>precipitation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Alsace, <text:s/>Champagne-Ardenne et Lorraine</text:p>
          </table:table-cell>
          <table:table-cell office:value-type="string" calcext:value-type="string">
            <text:p>precipitation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Alsace, <text:s/>Champagne-Ardenne et Lorraine</text:p>
          </table:table-cell>
          <table:table-cell office:value-type="string" calcext:value-type="string">
            <text:p>precipitation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20mm</text:p>
          </table:table-cell>
          <table:table-cell office:value-type="string" calcext:value-type="string">
            <text:p>Obs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Alsace, <text:s/>Champagne-Ardenne et Lorraine</text:p>
          </table:table-cell>
          <table:table-cell office:value-type="string" calcext:value-type="string">
            <text:p>precipitation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SU</text:p>
          </table:table-cell>
          <table:table-cell office:value-type="string" calcext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Alsace, <text:s/>Champagne-Ardenne et Lorraine</text:p>
          </table:table-cell>
          <table:table-cell office:value-type="string" calcext:value-type="string">
            <text:p>precipitation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Alsace, <text:s/>Champagne-Ardenne et Lorraine</text:p>
          </table:table-cell>
          <table:table-cell office:value-type="string" calcext:value-type="string">
            <text:p>precipitation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Alsace, <text:s/>Champagne-Ardenne et Lorraine</text:p>
          </table:table-cell>
          <table:table-cell office:value-type="string" calcext:value-type="string">
            <text:p>precipitation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20mm</text:p>
          </table:table-cell>
          <table:table-cell office:value-type="string" calcext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Bretagne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SU</text:p>
          </table:table-cell>
          <table:table-cell office:value-type="string" calcext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Bretagne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Bretagne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Obs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Bretagne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20mm</text:p>
          </table:table-cell>
          <table:table-cell office:value-type="string" calcext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Bretagne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SU</text:p>
          </table:table-cell>
          <table:table-cell office:value-type="string" calcext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Bretagne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Bretagne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Bretagne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20mm</text:p>
          </table:table-cell>
          <table:table-cell office:value-type="string" calcext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SU</text:p>
          </table:table-cell>
          <table:table-cell office:value-type="string" calcext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Obs</text:p>
          </table:table-cell>
          <table:table-cell table:number-columns-repeated="5"/>
        </table:table-row>
        <table:table-row table:style-name="ro2">
          <table:table-cell office:value-type="float" office:value="1970" calcext:value-type="float">
            <text:p>1970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20mm</text:p>
          </table:table-cell>
          <table:table-cell office:value-type="string" calcext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SU</text:p>
          </table:table-cell>
          <table:table-cell office:value-type="string" calcext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M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20mm</text:p>
          </table:table-cell>
          <table:table-cell office:value-type="string" calcext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Aquitaine, Limousin et Poitou-Charentes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SU</text:p>
          </table:table-cell>
          <table:table-cell office:value-type="string" calcext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Aquitaine, Limousin et Poitou-Charentes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Obs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Aquitaine, Limousin et Poitou-Charentes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Aquitaine, Limousin et Poitou-Charentes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R20mm</text:p>
          </table:table-cell>
          <table:table-cell office:value-type="string" calcext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Aquitaine, Limousin et Poitou-Charentes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SU</text:p>
          </table:table-cell>
          <table:table-cell office:value-type="string" calcext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Aquitaine, Limousin et Poitou-Charentes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M1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Aquitaine, Limousin et Poitou-Charentes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Aquitaine, Limousin et Poitou-Charentes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R20mm</text:p>
          </table:table-cell>
          <table:table-cell office:value-type="string" calcext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Provence-Alpes-Côte</text:p>
          </table:table-cell>
          <table:table-cell office:value-type="string" calcext:value-type="string">
            <text:p>d'Azur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Obs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Provence-Alpes-Côte</text:p>
          </table:table-cell>
          <table:table-cell office:value-type="string" calcext:value-type="string">
            <text:p>d'Azur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Provence-Alpes-Côte</text:p>
          </table:table-cell>
          <table:table-cell office:value-type="string" calcext:value-type="string">
            <text:p>d'Azur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R20mm</text:p>
          </table:table-cell>
          <table:table-cell office:value-type="string" calcext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Provence-Alpes-Côte</text:p>
          </table:table-cell>
          <table:table-cell office:value-type="string" calcext:value-type="string">
            <text:p>d'Azur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SU</text:p>
          </table:table-cell>
          <table:table-cell office:value-type="string" calcext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Provence-Alpes-Côte</text:p>
          </table:table-cell>
          <table:table-cell office:value-type="string" calcext:value-type="string">
            <text:p>d'Azur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M1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Provence-Alpes-Côte</text:p>
          </table:table-cell>
          <table:table-cell office:value-type="string" calcext:value-type="string">
            <text:p>d'Azur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Provence-Alpes-Côte</text:p>
          </table:table-cell>
          <table:table-cell office:value-type="string" calcext:value-type="string">
            <text:p>d'Azur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R20mm</text:p>
          </table:table-cell>
          <table:table-cell office:value-type="string" calcext:value-type="string">
            <text:p>M1</text:p>
          </table:table-cell>
          <table:table-cell table:number-columns-repeated="5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string" calcext:value-type="string">
            <text:p>Nord-Pas-de-Calais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SU</text:p>
          </table:table-cell>
          <table:table-cell office:value-type="string" calcext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Nord-Pas-de-Calais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Obs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Nord-Pas-de-Calais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Nord-Pas-de-Calais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R20mm</text:p>
          </table:table-cell>
          <table:table-cell office:value-type="string" calcext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Nord-Pas-de-Calais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SU</text:p>
          </table:table-cell>
          <table:table-cell office:value-type="string" calcext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Nord-Pas-de-Calais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M1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Nord-Pas-de-Calais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Nord-Pas-de-Calais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R20mm</text:p>
          </table:table-cell>
          <table:table-cell office:value-type="string" calcext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Auvergn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SU</text:p>
          </table:table-cell>
          <table:table-cell office:value-type="string" calcext:value-type="string">
            <text:p>Obs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Auvergn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Auvergn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Auvergn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20mm</text:p>
          </table:table-cell>
          <table:table-cell office:value-type="string" calcext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Auvergn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SU</text:p>
          </table:table-cell>
          <table:table-cell office:value-type="string" calcext:value-type="string">
            <text:p>M1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Auvergn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Auvergn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Auvergn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20mm</text:p>
          </table:table-cell>
          <table:table-cell office:value-type="string" calcext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SU</text:p>
          </table:table-cell>
          <table:table-cell office:value-type="string" calcext:value-type="string">
            <text:p>Obs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20mm</text:p>
          </table:table-cell>
          <table:table-cell office:value-type="string" calcext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SU</text:p>
          </table:table-cell>
          <table:table-cell office:value-type="string" calcext:value-type="string">
            <text:p>M1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20mm</text:p>
          </table:table-cell>
          <table:table-cell office:value-type="string" calcext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Centre-Va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SU</text:p>
          </table:table-cell>
          <table:table-cell office:value-type="string" calcext:value-type="string">
            <text:p>Obs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Centre-Va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Centre-Va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Centre-Va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20mm</text:p>
          </table:table-cell>
          <table:table-cell office:value-type="string" calcext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Centre-Va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SU</text:p>
          </table:table-cell>
          <table:table-cell office:value-type="string" calcext:value-type="string">
            <text:p>M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Centre-Va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Centre-Va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Centre-Va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20mm</text:p>
          </table:table-cell>
          <table:table-cell office:value-type="string" calcext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Languedoc-Roussillon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SU</text:p>
          </table:table-cell>
          <table:table-cell office:value-type="string" calcext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Languedoc-Roussillon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Languedoc-Roussillon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Languedoc-Roussillon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20mm</text:p>
          </table:table-cell>
          <table:table-cell office:value-type="string" calcext:value-type="string">
            <text:p>Obs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Languedoc-Roussillon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SU</text:p>
          </table:table-cell>
          <table:table-cell office:value-type="string" calcext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Languedoc-Roussillon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Languedoc-Roussillon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Languedoc-Roussillon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20mm</text:p>
          </table:table-cell>
          <table:table-cell office:value-type="string" calcext:value-type="string">
            <text:p>M1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Languedoc-Roussillon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SU</text:p>
          </table:table-cell>
          <table:table-cell office:value-type="string" calcext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Languedoc-Roussillon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Languedoc-Roussillon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Languedoc-Roussillon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20mm</text:p>
          </table:table-cell>
          <table:table-cell office:value-type="string" calcext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Languedoc-Roussillon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SU</text:p>
          </table:table-cell>
          <table:table-cell office:value-type="string" calcext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Languedoc-Roussillon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Languedoc-Roussillon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Languedoc-Roussillon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20mm</text:p>
          </table:table-cell>
          <table:table-cell office:value-type="string" calcext:value-type="string">
            <text:p>M1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Île-de-France</text:p>
          </table:table-cell>
          <table:table-cell office:value-type="string" calcext:value-type="string">
            <text:p>precipitation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SU</text:p>
          </table:table-cell>
          <table:table-cell office:value-type="string" calcext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Île-de-France</text:p>
          </table:table-cell>
          <table:table-cell office:value-type="string" calcext:value-type="string">
            <text:p>precipitation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Île-de-France</text:p>
          </table:table-cell>
          <table:table-cell office:value-type="string" calcext:value-type="string">
            <text:p>precipitation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Île-de-France</text:p>
          </table:table-cell>
          <table:table-cell office:value-type="string" calcext:value-type="string">
            <text:p>precipitation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20mm</text:p>
          </table:table-cell>
          <table:table-cell office:value-type="string" calcext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Île-de-France</text:p>
          </table:table-cell>
          <table:table-cell office:value-type="string" calcext:value-type="string">
            <text:p>precipitation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SU</text:p>
          </table:table-cell>
          <table:table-cell office:value-type="string" calcext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Île-de-France</text:p>
          </table:table-cell>
          <table:table-cell office:value-type="string" calcext:value-type="string">
            <text:p>precipitation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Île-de-France</text:p>
          </table:table-cell>
          <table:table-cell office:value-type="string" calcext:value-type="string">
            <text:p>precipitation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Île-de-France</text:p>
          </table:table-cell>
          <table:table-cell office:value-type="string" calcext:value-type="string">
            <text:p>precipitation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20mm</text:p>
          </table:table-cell>
          <table:table-cell office:value-type="string" calcext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entre-Va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SU</text:p>
          </table:table-cell>
          <table:table-cell office:value-type="string" calcext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entre-Va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entre-Va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entre-Va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20mm</text:p>
          </table:table-cell>
          <table:table-cell office:value-type="string" calcext:value-type="string">
            <text:p>Obs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entre-Va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SU</text:p>
          </table:table-cell>
          <table:table-cell office:value-type="string" calcext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entre-Va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entre-Va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entre-Va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20mm</text:p>
          </table:table-cell>
          <table:table-cell office:value-type="string" calcext:value-type="string">
            <text:p>M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Auvergn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SU</text:p>
          </table:table-cell>
          <table:table-cell office:value-type="string" calcext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Auvergn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Auvergn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Auvergn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20mm</text:p>
          </table:table-cell>
          <table:table-cell office:value-type="string" calcext:value-type="string">
            <text:p>Obs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Auvergn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SU</text:p>
          </table:table-cell>
          <table:table-cell office:value-type="string" calcext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Auvergn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Auvergn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Auvergn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20mm</text:p>
          </table:table-cell>
          <table:table-cell office:value-type="string" calcext:value-type="string">
            <text:p>M1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entre-Va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SU</text:p>
          </table:table-cell>
          <table:table-cell office:value-type="string" calcext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entre-Va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entre-Va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Obs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entre-Va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20mm</text:p>
          </table:table-cell>
          <table:table-cell office:value-type="string" calcext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entre-Va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SU</text:p>
          </table:table-cell>
          <table:table-cell office:value-type="string" calcext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entre-Va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entre-Va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M1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entre-Va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20mm</text:p>
          </table:table-cell>
          <table:table-cell office:value-type="string" calcext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heatwav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SU</text:p>
          </table:table-cell>
          <table:table-cell office:value-type="string" calcext:value-type="string">
            <text:p>Obs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heatwav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heatwav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heatwav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20mm</text:p>
          </table:table-cell>
          <table:table-cell office:value-type="string" calcext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heatwav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SU</text:p>
          </table:table-cell>
          <table:table-cell office:value-type="string" calcext:value-type="string">
            <text:p>M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heatwav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heatwav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heatwav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20mm</text:p>
          </table:table-cell>
          <table:table-cell office:value-type="string" calcext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retagne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SU</text:p>
          </table:table-cell>
          <table:table-cell office:value-type="string" calcext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retagne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retagne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Obs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retagne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20mm</text:p>
          </table:table-cell>
          <table:table-cell office:value-type="string" calcext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retagne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SU</text:p>
          </table:table-cell>
          <table:table-cell office:value-type="string" calcext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retagne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retagne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M1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retagne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20mm</text:p>
          </table:table-cell>
          <table:table-cell office:value-type="string" calcext:value-type="string">
            <text:p>M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" style:font-family-asian="'Droid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2">0000-00-00</text:date>, <text:time style:data-style-name="N2" text:time-value="09:55:22.7074323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2T10:11:24.019217284</dc:date>
    <dc:creator>Cathy Nangini</dc:creator>
    <meta:generator>LibreOffice/4.2.8.2$Linux_X86_64 LibreOffice_project/420$Build-2</meta:generator>
    <meta:editing-duration>PT4M46S</meta:editing-duration>
    <meta:editing-cycles>3</meta:editing-cycles>
    <meta:document-statistic meta:table-count="1" meta:cell-count="846" meta:object-count="0"/>
  </office:meta>
</office:document-meta>
</file>